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LData.getMonthDa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TLData.load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TLData.add( SampleResult samp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TLData.setStartTimestamp( long 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setEndTimestamp( long 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getStar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setDataSource( String absolu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get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JTL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getStatistics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TLData.getEnd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getDataSourc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TLData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is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LData.getStats( List ur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TLData.getMonthDayYear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